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2575" officeooo:paragraph-rsid="00142575"/>
    </style:style>
    <style:style style:name="P2" style:family="paragraph" style:parent-style-name="Standard">
      <style:text-properties fo:font-weight="bold" officeooo:rsid="00142575" officeooo:paragraph-rsid="00142575" style:font-weight-asian="bold" style:font-weight-complex="bold"/>
    </style:style>
    <style:style style:name="P3" style:family="paragraph" style:parent-style-name="Standard">
      <style:text-properties fo:font-weight="bold" officeooo:rsid="00142575" officeooo:paragraph-rsid="00145a6e" style:font-weight-asian="bold" style:font-weight-complex="bold"/>
    </style:style>
    <style:style style:name="P4" style:family="paragraph" style:parent-style-name="Standard">
      <style:text-properties fo:font-weight="bold" officeooo:rsid="00142575" officeooo:paragraph-rsid="00142575" style:font-weight-asian="bold" style:font-weight-complex="bold"/>
    </style:style>
    <style:style style:name="P5" style:family="paragraph" style:parent-style-name="Standard">
      <style:text-properties fo:font-weight="bold" officeooo:rsid="0015c7e7" officeooo:paragraph-rsid="0015c7e7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c7e7" style:font-weight-asian="bold" style:font-weight-complex="bold"/>
    </style:style>
    <style:style style:name="T3" style:family="text">
      <style:text-properties officeooo:rsid="00145a6e"/>
    </style:style>
    <style:style style:name="T4" style:family="text">
      <style:text-properties fo:font-weight="normal" officeooo:rsid="0015c7e7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rification Document</text:p>
      <text:p text:style-name="P1">Christopher Hannon &amp; Neil Getty</text:p>
      <text:p text:style-name="P1"/>
      <text:p text:style-name="P1">In order to verify the correctness of the program we run the experiment on the star and linear topologies.</text:p>
      <text:p text:style-name="P1">To run ... in <text:span text:style-name="T4">the project directory</text:span></text:p>
      <text:p text:style-name="P2">sudo make clean</text:p>
      <text:p text:style-name="P2">sudo make</text:p>
      <text:p text:style-name="P5">cd src</text:p>
      <text:p text:style-name="P2">./setupTestFiles.sh 9 2 200 2</text:p>
      <text:p text:style-name="P1"><text:s/><text:tab/>This creates hosts 0-9, replicates each file on 2 random hosts, creates 200 files of sizes 1-200kb, and places the input (to query the files on a input file ../topologies/topo/input_2.txt) for host 2 input. All the input files are placed in ./topologies/topo/input_*.txt (in the parent directory) and the test files are created in ./src/tests/test*/file_xxx.bin</text:p>
      <text:p text:style-name="P1"/>
      <text:p text:style-name="P1">Now the experiment is ready to run. In order to run it Mininet must be installed. Run <text:span text:style-name="T1">sudo ./experiment (star/linear)</text:span>. Depending on the topology desired. The output files are stored in ./topologies/topo/out_x.txt.</text:p>
      <text:p text:style-name="P1"/>
      <text:p text:style-name="P1">In order to run the experiment with larger number of replicated files the second parameter can be changed to 4 or to 7 and the final parameter can be changed to have multiple hosts run the queries.</text:p>
      <text:p text:style-name="P1"/>
      <text:p text:style-name="P1">We run a total of 12 experiments with 200 queries each. 6 on each topology. <text:span text:style-name="T3">3 with a single host making queries and 3 with half the hosts making concurrent queries. For each of the 3 there is one with the files replicated on 20%, 40% and 70% of hosts randomly. The experiments take about 10 mins each</text:span></text:p>
      <text:p text:style-name="P3"/>
      <text:p text:style-name="P3">./setupTestFiles.sh 9 2 200 <text:span text:style-name="T3">2</text:span></text:p>
      <text:p text:style-name="P3">sudo ./experiment star</text:p>
      <text:p text:style-name="P3">./setupTestFiles.sh 9 <text:span text:style-name="T3">4</text:span> 200 <text:span text:style-name="T3">2</text:span></text:p>
      <text:p text:style-name="P3">sudo ./experiment star</text:p>
      <text:p text:style-name="P3">./setupTestFiles.sh 9 <text:span text:style-name="T3">7</text:span> 200 <text:span text:style-name="T3">2</text:span></text:p>
      <text:p text:style-name="P3">sudo ./experiment star</text:p>
      <text:p text:style-name="P3">./setupTestFiles.sh 9 2 200 <text:span text:style-name="T3">6</text:span></text:p>
      <text:p text:style-name="P3">sudo ./experiment star</text:p>
      <text:p text:style-name="P3">./setupTestFiles.sh 9 <text:span text:style-name="T3">4</text:span> 200 <text:span text:style-name="T3">6</text:span></text:p>
      <text:p text:style-name="P3">sudo ./experiment star</text:p>
      <text:p text:style-name="P3">./setupTestFiles.sh 9 <text:span text:style-name="T3">7</text:span> 200 <text:span text:style-name="T3">6</text:span></text:p>
      <text:p text:style-name="P3">sudo ./experiment star</text:p>
      <text:p text:style-name="P3"/>
      <text:p text:style-name="P3">./setupTestFiles.sh 9 2 200 <text:span text:style-name="T3">2</text:span></text:p>
      <text:p text:style-name="P3">sudo ./experiment <text:span text:style-name="T3">linear</text:span></text:p>
      <text:p text:style-name="P3">./setupTestFiles.sh 9 <text:span text:style-name="T3">4</text:span> 200 <text:span text:style-name="T3">2</text:span></text:p>
      <text:p text:style-name="P3">sudo ./experiment <text:span text:style-name="T3">linear</text:span></text:p>
      <text:p text:style-name="P3">./setupTestFiles.sh 9 <text:span text:style-name="T3">7</text:span> 200 <text:span text:style-name="T3">2</text:span></text:p>
      <text:p text:style-name="P3">sudo ./experiment <text:span text:style-name="T3">linear</text:span></text:p>
      <text:p text:style-name="P3">./setupTestFiles.sh 9 2 200 <text:span text:style-name="T3">6</text:span></text:p>
      <text:p text:style-name="P3">sudo ./experiment <text:span text:style-name="T3">linear</text:span></text:p>
      <text:p text:style-name="P3">./setupTestFiles.sh 9 <text:span text:style-name="T3">4</text:span> 200 <text:span text:style-name="T3">6</text:span></text:p>
      <text:p text:style-name="P3">sudo ./experiment <text:span text:style-name="T3">linear</text:span></text:p>
      <text:p text:style-name="P3">./setupTestFiles.sh 9 <text:span text:style-name="T3">7</text:span> 200 <text:span text:style-name="T3">6</text:span></text:p>
      <text:p text:style-name="P3">sudo ./experiment <text:span text:style-name="T3">linea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15:01:58.082590188</meta:creation-date>
    <dc:date>2017-02-27T18:58:26.771487100</dc:date>
    <meta:editing-duration>PT7M53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36" meta:word-count="322" meta:character-count="1949" meta:non-whitespace-character-count="1661"/>
  </office:meta>
</office:document-meta>
</file>